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0.5283in"/>
    </style:style>
    <style:style style:name="co3" style:family="table-column">
      <style:table-column-properties fo:break-before="auto" style:column-width="0.4752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_201028_FU_M10_T4_tuning" table:style-name="ta1">
        <table:shapes>
          <draw:frame draw:z-index="0" draw:style-name="gr1" draw:text-style-name="P1" svg:width="6.2988in" svg:height="3.5429in" svg:x="6.2087in" svg:y="0.102in">
            <draw:object draw:notify-on-update-of-ranges="M_201028_FU_M10_T4_tuning.B1:M_201028_FU_M10_T4_tuning.B1 M_201028_FU_M10_T4_tuning.B2:M_201028_FU_M10_T4_tuning.B21 M_201028_FU_M10_T4_tuning.E1:M_201028_FU_M10_T4_tuning.E1 M_201028_FU_M10_T4_tuning.E2:M_201028_FU_M10_T4_tuning.E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Validation_Set</text:p>
          </table:table-cell>
          <table:table-cell office:value-type="string" calcext:value-type="string">
            <text:p>Topics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Coherence</text:p>
          </table:table-cell>
          <table:table-cell office:value-type="string" calcext:value-type="string">
            <text:p>Perplexity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58196028235433" calcext:value-type="float">
            <text:p>-0.025819602823543</text:p>
          </table:table-cell>
          <table:table-cell office:value-type="float" office:value="-7.60091698719212" calcext:value-type="float">
            <text:p>-7.60091698719212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41925191306479" calcext:value-type="float">
            <text:p>-0.024192519130648</text:p>
          </table:table-cell>
          <table:table-cell office:value-type="float" office:value="-7.83080351068958" calcext:value-type="float">
            <text:p>-7.83080351068958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46859905950888" calcext:value-type="float">
            <text:p>-0.024685990595089</text:p>
          </table:table-cell>
          <table:table-cell office:value-type="float" office:value="-8.00533759347022" calcext:value-type="float">
            <text:p>-8.00533759347022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31073221880226" calcext:value-type="float">
            <text:p>-0.023107322188023</text:p>
          </table:table-cell>
          <table:table-cell office:value-type="float" office:value="-8.14510822431192" calcext:value-type="float">
            <text:p>-8.14510822431192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31269579378082" calcext:value-type="float">
            <text:p>-0.023126957937808</text:p>
          </table:table-cell>
          <table:table-cell office:value-type="float" office:value="-8.26209829659186" calcext:value-type="float">
            <text:p>-8.26209829659186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54373695832521" calcext:value-type="float">
            <text:p>-0.025437369583252</text:p>
          </table:table-cell>
          <table:table-cell office:value-type="float" office:value="-8.36120597232031" calcext:value-type="float">
            <text:p>-8.36120597232031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73435309302788" calcext:value-type="float">
            <text:p>-0.027343530930279</text:p>
          </table:table-cell>
          <table:table-cell office:value-type="float" office:value="-8.54245358173006" calcext:value-type="float">
            <text:p>-8.54245358173006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56655916774706" calcext:value-type="float">
            <text:p>-0.025665591677471</text:p>
          </table:table-cell>
          <table:table-cell office:value-type="float" office:value="-9.44299511374827" calcext:value-type="float">
            <text:p>-9.44299511374827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71230267103954" calcext:value-type="float">
            <text:p>-0.027123026710396</text:p>
          </table:table-cell>
          <table:table-cell office:value-type="float" office:value="-10.7042455676984" calcext:value-type="float">
            <text:p>-10.7042455676984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62234416130553" calcext:value-type="float">
            <text:p>-0.026223441613055</text:p>
          </table:table-cell>
          <table:table-cell office:value-type="float" office:value="-11.4597794798512" calcext:value-type="float">
            <text:p>-11.4597794798512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54060335864361" calcext:value-type="float">
            <text:p>-0.025406033586436</text:p>
          </table:table-cell>
          <table:table-cell office:value-type="float" office:value="-11.8321352560742" calcext:value-type="float">
            <text:p>-11.8321352560742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63783320948464" calcext:value-type="float">
            <text:p>-0.026378332094846</text:p>
          </table:table-cell>
          <table:table-cell office:value-type="float" office:value="-12.0378973388682" calcext:value-type="float">
            <text:p>-12.0378973388682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61119294160112" calcext:value-type="float">
            <text:p>-0.026111929416011</text:p>
          </table:table-cell>
          <table:table-cell office:value-type="float" office:value="-12.1981251808802" calcext:value-type="float">
            <text:p>-12.1981251808802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54027919871333" calcext:value-type="float">
            <text:p>-0.025402791987133</text:p>
          </table:table-cell>
          <table:table-cell office:value-type="float" office:value="-12.3270739835128" calcext:value-type="float">
            <text:p>-12.3270739835128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64906662658265" calcext:value-type="float">
            <text:p>-0.026490666265827</text:p>
          </table:table-cell>
          <table:table-cell office:value-type="float" office:value="-12.4394964739093" calcext:value-type="float">
            <text:p>-12.4394964739093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70850229744144" calcext:value-type="float">
            <text:p>-0.027085022974415</text:p>
          </table:table-cell>
          <table:table-cell office:value-type="float" office:value="-12.5419663759846" calcext:value-type="float">
            <text:p>-12.5419663759846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6541747973544" calcext:value-type="float">
            <text:p>-0.026541747973544</text:p>
          </table:table-cell>
          <table:table-cell office:value-type="float" office:value="-12.6488037404579" calcext:value-type="float">
            <text:p>-12.6488037404579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718232776497" calcext:value-type="float">
            <text:p>-0.02718232776497</text:p>
          </table:table-cell>
          <table:table-cell office:value-type="float" office:value="-12.8536674025073" calcext:value-type="float">
            <text:p>-12.8536674025073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64685866349138" calcext:value-type="float">
            <text:p>-0.026468586634914</text:p>
          </table:table-cell>
          <table:table-cell office:value-type="float" office:value="-13.2077833951008" calcext:value-type="float">
            <text:p>-13.2077833951008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73053608372206" calcext:value-type="float">
            <text:p>-0.027305360837221</text:p>
          </table:table-cell>
          <table:table-cell office:value-type="float" office:value="-13.7527723021416" calcext:value-type="float">
            <text:p>-13.75277230214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28T05:51:37.172150457</dc:date>
    <meta:editing-duration>PT3M41S</meta:editing-duration>
    <meta:editing-cycles>1</meta:editing-cycles>
    <meta:document-statistic meta:table-count="1" meta:cell-count="126" meta:object-count="1"/>
    <meta:generator>LibreOffice/6.4.3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16cm" svg:y="4.201cm" style:legend-expansion="high" chart:style-name="ch2"/>
        <chart:plot-area chart:style-name="ch3" table:cell-range-address="M_201028_FU_M10_T4_tuning.B1:M_201028_FU_M10_T4_tuning.B21 M_201028_FU_M10_T4_tuning.E1:M_201028_FU_M10_T4_tuning.E21" chart:data-source-has-labels="both" svg:x="0.32cm" svg:y="0.18cm" svg:width="12.376cm" svg:height="8.64cm">
          <chartooo:coordinate-region svg:x="1.524cm" svg:y="0.379cm" svg:width="10.986cm" svg:height="8.242cm"/>
          <chart:axis chart:dimension="x" chart:name="primary-x" chart:style-name="ch4" chartooo:axis-type="auto">
            <chartooo:date-scale/>
            <chart:categories table:cell-range-address="M_201028_FU_M10_T4_tuning.B2:M_201028_FU_M10_T4_tuning.B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_201028_FU_M10_T4_tuning.E2:M_201028_FU_M10_T4_tuning.E21" chart:label-cell-address="M_201028_FU_M10_T4_tuning.E1:M_201028_FU_M10_T4_tuning.E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herence</text:p>
                <draw:g>
                  <svg:desc>M_201028_FU_M10_T4_tuning.E1:M_201028_FU_M10_T4_tuning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M_201028_FU_M10_T4_tuning.B2:M_201028_FU_M10_T4_tuning.B21</svg:desc>
                </draw:g>
              </table:table-cell>
              <table:table-cell office:value-type="float" office:value="-0.0258196028235433">
                <text:p>-0.0258196028235433</text:p>
                <draw:g>
                  <svg:desc>M_201028_FU_M10_T4_tuning.E2:M_201028_FU_M10_T4_tuning.E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0241925191306479">
                <text:p>-0.024192519130647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0246859905950888">
                <text:p>-0.024685990595088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0231073221880226">
                <text:p>-0.023107322188022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0231269579378082">
                <text:p>-0.023126957937808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0254373695832521">
                <text:p>-0.025437369583252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0273435309302788">
                <text:p>-0.027343530930278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0256655916774706">
                <text:p>-0.025665591677470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0271230267103954">
                <text:p>-0.027123026710395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0262234416130553">
                <text:p>-0.026223441613055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0254060335864361">
                <text:p>-0.025406033586436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0.0263783320948464">
                <text:p>-0.026378332094846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0261119294160112">
                <text:p>-0.026111929416011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0254027919871333">
                <text:p>-0.02540279198713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0264906662658265">
                <text:p>-0.026490666265826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0270850229744144">
                <text:p>-0.027085022974414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0.026541747973544">
                <text:p>-0.02654174797354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02718232776497">
                <text:p>-0.0271823277649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0264685866349138">
                <text:p>-0.026468586634913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0273053608372206">
                <text:p>-0.02730536083722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